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Droid Sans Mono" svg:font-family="'Droid Sans Mono', monospace"/>
    <style:font-face style:name="Mangal1" svg:font-family="Mangal"/>
    <style:font-face style:name="OpenSymbol" svg:font-family="OpenSymbol"/>
    <style:font-face style:name="inherit" svg:font-family="inheri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L5"/>
    <style:style style:name="P2" style:family="paragraph" style:parent-style-name="Standard" style:list-style-name="L6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ddress Component Types</text:h>
      <text:p text:style-name="Standard"/>
      <text:p text:style-name="Standard">The <text:span text:style-name="T2">types[]</text:span> array within the returned result indicates the <text:span text:style-name="T1">address type</text:span>. These types may also be returned within <text:span text:style-name="T2">address_components[]</text:span> arrays to indicate the type of the particular address component. Addresses within the geocoder may have multiple types; the types may be considered "tags". For example, many cities are tagged with the <text:span text:style-name="T2">political</text:span> and <text:span text:style-name="T2">locality</text:span> type.</text:p>
      <text:p text:style-name="Standard"/>
      <text:p text:style-name="Standard">The following types are supported and returned by the HTTP Geocoder:</text:p>
      <text:p text:style-name="Standard"/>
      <text:list xml:id="list37400909" text:style-name="L5">
        <text:list-item>
          <text:p text:style-name="P1"><text:span text:style-name="T2">street_address</text:span> indicates a precise street address.</text:p>
        </text:list-item>
        <text:list-item>
          <text:p text:style-name="P1"><text:span text:style-name="T2">route</text:span> indicates a named route (such as "US 101").</text:p>
        </text:list-item>
        <text:list-item>
          <text:p text:style-name="P1"><text:span text:style-name="T2">intersection</text:span> indicates a major intersection, usually of two major roads.</text:p>
        </text:list-item>
        <text:list-item>
          <text:p text:style-name="P1"><text:span text:style-name="T2">political</text:span> indicates a political entity. Usually, this type indicates a polygon of some civil administration.</text:p>
        </text:list-item>
        <text:list-item>
          <text:p text:style-name="P1"><text:span text:style-name="T2">country</text:span> indicates the national political entity, and is typically the highest order type returned by the Geocoder.</text:p>
        </text:list-item>
        <text:list-item>
          <text:p text:style-name="P1"><text:span text:style-name="T2">administrative_area_level_1</text:span> indicates a first-order civil entity below the country level. Within the United States, these administrative levels are states. Not all nations exhibit these administrative levels.</text:p>
        </text:list-item>
        <text:list-item>
          <text:p text:style-name="P1"><text:span text:style-name="T2">administrative_area_level_2</text:span> indicates a second-order civil entity below the country level. Within the United States, these administrative levels are counties. Not all nations exhibit these administrative levels.</text:p>
        </text:list-item>
        <text:list-item>
          <text:p text:style-name="P1"><text:span text:style-name="T2">administrative_area_level_3</text:span> indicates a third-order civil entity below the country level. This type indicates a minor civil division. Not all nations exhibit these administrative levels.</text:p>
        </text:list-item>
        <text:list-item>
          <text:p text:style-name="P1"><text:span text:style-name="T2">colloquial_area</text:span> indicates a commonly-used alternative name for the entity.</text:p>
        </text:list-item>
        <text:list-item>
          <text:p text:style-name="P1"><text:span text:style-name="T2">locality</text:span> indicates an incorporated city or town political entity.</text:p>
        </text:list-item>
        <text:list-item>
          <text:p text:style-name="P1"><text:span text:style-name="T2">sublocality</text:span> indicates an first-order civil entity below a locality.</text:p>
        </text:list-item>
        <text:list-item>
          <text:p text:style-name="P1"><text:span text:style-name="T2">neighborhood</text:span> indicates a named neighborhood.</text:p>
        </text:list-item>
        <text:list-item>
          <text:p text:style-name="P1"><text:span text:style-name="T2">premise</text:span> indicates a named location, usually a building or collection of buildings with a common name</text:p>
        </text:list-item>
        <text:list-item>
          <text:p text:style-name="P1"><text:span text:style-name="T2">subpremise</text:span> indicates a first-order entity below a named location, usually a singular building within a collection of buildings with a common name.</text:p>
        </text:list-item>
        <text:list-item>
          <text:p text:style-name="P1"><text:span text:style-name="T2">postal_code</text:span> indicates a postal code as used to address postal mail within the country.</text:p>
        </text:list-item>
        <text:list-item>
          <text:p text:style-name="P1"><text:span text:style-name="T2">natural_feature</text:span> indicates a prominent natural feature.</text:p>
        </text:list-item>
        <text:list-item>
          <text:p text:style-name="P1"><text:span text:style-name="T2">airport</text:span> indicates an airport.</text:p>
        </text:list-item>
        <text:list-item>
          <text:p text:style-name="P1"><text:span text:style-name="T2">park</text:span> indicates a named park.</text:p>
        </text:list-item>
      </text:list>
      <text:p text:style-name="Standard"/>
      <text:p text:style-name="Standard">In addition to the above, address components may exhibit the following types:</text:p>
      <text:p text:style-name="Standard"/>
      <text:list xml:id="list37412348" text:style-name="L6">
        <text:list-item>
          <text:p text:style-name="P2"><text:span text:style-name="T2">post_box</text:span> indicates a specific postal box.</text:p>
        </text:list-item>
        <text:list-item>
          <text:p text:style-name="P2"><text:span text:style-name="T2">street_number</text:span> indicates the precise street number.</text:p>
        </text:list-item>
        <text:list-item>
          <text:p text:style-name="P2"><text:span text:style-name="T2">floor</text:span> indicates the floor of a building address.</text:p>
        </text:list-item>
        <text:list-item>
          <text:p text:style-name="P2"><text:span text:style-name="T2">room</text:span> indicates the room of a building addres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Droid Sans Mono" svg:font-family="'Droid Sans Mono', monospace"/>
    <style:font-face style:name="Mangal1" svg:font-family="Mangal"/>
    <style:font-face style:name="OpenSymbol" svg:font-family="OpenSymbol"/>
    <style:font-face style:name="inherit" svg:font-family="inheri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Mangal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1T17:25:00.65</meta:creation-date>
    <meta:document-statistic meta:table-count="0" meta:image-count="0" meta:object-count="0" meta:page-count="1" meta:paragraph-count="26" meta:word-count="363" meta:character-count="2428"/>
    <dc:date>2012-07-11T17:28:50.76</dc:date>
    <meta:editing-duration>PT3M50S</meta:editing-duration>
    <meta:editing-cycles>1</meta:editing-cycles>
    <meta:generator>OpenOffice.org/3.3$Win32 OpenOffice.org_project/330m20$Build-9567</meta:generator>
  </office:meta>
</office:document-meta>
</file>